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0508136" calcext:value-type="float">
            <text:p>4.87005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5498" calcext:value-type="float">
            <text:p>4.36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0738" calcext:value-type="float">
            <text:p>4.38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0408984" calcext:value-type="float">
            <text:p>4.39204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2977968" calcext:value-type="float">
            <text:p>4.41629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65188984" calcext:value-type="float">
            <text:p>4.40651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52537968" calcext:value-type="float">
            <text:p>4.44525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14487968" calcext:value-type="float">
            <text:p>4.4814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17357968" calcext:value-type="float">
            <text:p>4.49173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54517968" calcext:value-type="float">
            <text:p>4.5054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14587968" calcext:value-type="float">
            <text:p>4.56145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198" calcext:value-type="float">
            <text:p>4.632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1154" calcext:value-type="float">
            <text:p>4.661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7735" calcext:value-type="float">
            <text:p>4.737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67568984" calcext:value-type="float">
            <text:p>4.78675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39727968" calcext:value-type="float">
            <text:p>4.86397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04878984" calcext:value-type="float">
            <text:p>4.9204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89357968" calcext:value-type="float">
            <text:p>4.94893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30327968" calcext:value-type="float">
            <text:p>4.96303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38987968" calcext:value-type="float">
            <text:p>5.0338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6737968" calcext:value-type="float">
            <text:p>5.1386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51707968" calcext:value-type="float">
            <text:p>5.3051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7178984" calcext:value-type="float">
            <text:p>5.61771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1101" calcext:value-type="float">
            <text:p>5.761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47707968" calcext:value-type="float">
            <text:p>5.9147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4438984" calcext:value-type="float">
            <text:p>6.09244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18367968" calcext:value-type="float">
            <text:p>6.0618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72647968" calcext:value-type="float">
            <text:p>6.05726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1329" calcext:value-type="float">
            <text:p>6.0613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331" calcext:value-type="float">
            <text:p>6.0773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75117968" calcext:value-type="float">
            <text:p>5.7475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04357968" calcext:value-type="float">
            <text:p>5.52043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05628984" calcext:value-type="float">
            <text:p>5.52056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9587968" calcext:value-type="float">
            <text:p>5.51395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685" calcext:value-type="float">
            <text:p>5.480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2447968" calcext:value-type="float">
            <text:p>5.51624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39078984" calcext:value-type="float">
            <text:p>5.6139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1759" calcext:value-type="float">
            <text:p>5.691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6242" calcext:value-type="float">
            <text:p>5.746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48928984" calcext:value-type="float">
            <text:p>5.8748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04448984" calcext:value-type="float">
            <text:p>6.1004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107" calcext:value-type="float">
            <text:p>6.5711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05367968" calcext:value-type="float">
            <text:p>7.0905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2189" calcext:value-type="float">
            <text:p>9.1321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6218984" calcext:value-type="float">
            <text:p>12.8506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5772" calcext:value-type="float">
            <text:p>9.60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1093" calcext:value-type="float">
            <text:p>7.2210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5057968" calcext:value-type="float">
            <text:p>7.60450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9449" calcext:value-type="float">
            <text:p>13.8794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8169" calcext:value-type="float">
            <text:p>15.0681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1398984" calcext:value-type="float">
            <text:p>15.4711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0831" calcext:value-type="float">
            <text:p>15.0308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118" calcext:value-type="float">
            <text:p>9.707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8615" calcext:value-type="float">
            <text:p>7.968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51687968" calcext:value-type="float">
            <text:p>15.1951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2623" calcext:value-type="float">
            <text:p>15.652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25117968" calcext:value-type="float">
            <text:p>15.2725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70978984" calcext:value-type="float">
            <text:p>19.7070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52907968" calcext:value-type="float">
            <text:p>13.8852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3158984" calcext:value-type="float">
            <text:p>7.7353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7948984" calcext:value-type="float">
            <text:p>11.94879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44258984" calcext:value-type="float">
            <text:p>15.8544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02238984" calcext:value-type="float">
            <text:p>15.00022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1907968" calcext:value-type="float">
            <text:p>16.1331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1593" calcext:value-type="float">
            <text:p>15.0315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3667" calcext:value-type="float">
            <text:p>8.003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42217968" calcext:value-type="float">
            <text:p>17.52422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00627968" calcext:value-type="float">
            <text:p>15.49006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6101" calcext:value-type="float">
            <text:p>11.476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4497968" calcext:value-type="float">
            <text:p>11.72844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4497968" calcext:value-type="float">
            <text:p>18.96744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057" calcext:value-type="float">
            <text:p>19.80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26878984" calcext:value-type="float">
            <text:p>18.7126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8489" calcext:value-type="float">
            <text:p>17.6284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94647968" calcext:value-type="float">
            <text:p>19.84946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8917968" calcext:value-type="float">
            <text:p>19.07489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4897968" calcext:value-type="float">
            <text:p>19.2874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0493968" calcext:value-type="float">
            <text:p>19.65004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0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0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9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9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8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8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8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7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7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7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6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6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5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3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2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0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0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1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09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09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0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08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08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0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07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07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0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06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06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0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05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0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0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0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0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0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0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0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0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0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0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0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02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0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0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0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00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00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9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9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9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8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8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8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7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7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7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6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6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6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5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2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0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0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9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89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89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89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8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88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88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88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8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87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87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87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8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86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86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86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8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85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8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8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8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8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8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8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8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8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8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8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82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8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8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8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8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8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8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7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7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7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6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6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6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6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6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6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5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5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5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5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5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48</text:p>
          </table:table-cell>
          <table:table-cell office:value-type="string" calcext:value-type="string">
            <text:p>MBMG-76048</text:p>
          </table:table-cell>
          <table:table-cell office:value-type="string" calcext:value-type="string">
            <text:p>197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5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982" meta:object-count="0"/>
    <meta:user-defined meta:name="AppVersion">3.0</meta:user-defined>
  </office:meta>
</office:document-meta>
</file>